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ming Assignment 1 </text:p>
      <text:p text:style-name="P1">USF - Os </text:p>
      <text:p text:style-name="P1">Prof. Khorzhova</text:p>
      <text:p text:style-name="P1">10/5/2012 </text:p>
      <text:p text:style-name="P3">My Code runs in O(C) time. Where C = 200,000 </text:p>
      <text:p text:style-name="P2"/>
      <text:p text:style-name="P2">It just spins 3 processes and increments a variable by 1 to a constant defined Max. </text:p>
      <text:p text:style-name="P2"/>
      <text:p text:style-name="P2">Page 3 contains a series of printouts of the code being executed multiple times. </text:p>
      <text:p text:style-name="P2"/>
      <text:p text:style-name="P2">Analysis, this data shows that the program preserves data integrity and Creates/Kills the processes in order every time. The processes also maintain unique and successive id's showing proper garbage handling. </text:p>
      <text:p text:style-name="P2"/>
      <text:p text:style-name="P2"/>
      <text:p text:style-name="P3">[sdunford@wh-520-5-26 temp]$ ./a.out</text:p>
      <text:p text:style-name="P2">From process1 total = 120000 </text:p>
      <text:p text:style-name="P2">Parent sees process 1 finishing PID: 11409</text:p>
      <text:p text:style-name="P2">From process2 total = 170000</text:p>
      <text:p text:style-name="P2">Parent sees process 2 finishing PID: 11410</text:p>
      <text:p text:style-name="P2">From process3 total = 200000</text:p>
      <text:p text:style-name="P2">Parent sees process 3 finishing PID: 11410</text:p>
      <text:p text:style-name="P2"><text:tab/><text:tab/> <text:s/>End of Program.</text:p>
      <text:p text:style-name="P2">[sdunford@wh-520-5-26 temp]$ ./a.out</text:p>
      <text:p text:style-name="P2">From process1 total = 120000 </text:p>
      <text:p text:style-name="P2">Parent sees process 1 finishing PID: 11413</text:p>
      <text:p text:style-name="P2">From process2 total = 170000</text:p>
      <text:p text:style-name="P2">Parent sees process 2 finishing PID: 11414</text:p>
      <text:p text:style-name="P2">From process3 total = 200000</text:p>
      <text:p text:style-name="P2">Parent sees process 3 finishing PID: 11414</text:p>
      <text:p text:style-name="P2"><text:tab/><text:tab/> <text:s/>End of Program.</text:p>
      <text:p text:style-name="P2">[sdunford@wh-520-5-26 temp]$ ./a.out</text:p>
      <text:p text:style-name="P2">From process1 total = 120000 </text:p>
      <text:p text:style-name="P2">Parent sees process 1 finishing PID: 11417</text:p>
      <text:p text:style-name="P2">From process2 total = 170000</text:p>
      <text:p text:style-name="P2">Parent sees process 2 finishing PID: 11418</text:p>
      <text:p text:style-name="P2">From process3 total = 200000</text:p>
      <text:p text:style-name="P2">Parent sees process 3 finishing PID: 11418</text:p>
      <text:p text:style-name="P2"><text:tab/><text:tab/> <text:s/>End of Program.</text:p>
      <text:p text:style-name="P2">[sdunford@wh-520-5-26 temp]$ ./a.out</text:p>
      <text:p text:style-name="P2">From process1 total = 120000 </text:p>
      <text:p text:style-name="P2">Parent sees process 1 finishing PID: 11421</text:p>
      <text:p text:style-name="P2">From process2 total = 170000</text:p>
      <text:p text:style-name="P2">Parent sees process 2 finishing PID: 11422</text:p>
      <text:p text:style-name="P2">From process3 total = 200000</text:p>
      <text:p text:style-name="P2">Parent sees process 3 finishing PID: 11422</text:p>
      <text:p text:style-name="P2"><text:tab/><text:tab/> <text:s/>End of Program.</text:p>
      <text:p text:style-name="P2">[sdunford@wh-520-5-26 temp]$ ./a.out</text:p>
      <text:p text:style-name="P2">From process1 total = 120000 </text:p>
      <text:p text:style-name="P2">Parent sees process 1 finishing PID: 11425</text:p>
      <text:p text:style-name="P2">From process2 total = 170000</text:p>
      <text:p text:style-name="P2">Parent sees process 2 finishing PID: 11426</text:p>
      <text:p text:style-name="P2">From process3 total = 200000</text:p>
      <text:p text:style-name="P2">Parent sees process 3 finishing PID: 11426</text:p>
      <text:p text:style-name="P2"><text:tab/><text:tab/> <text:s/>End of Program.</text:p>
      <text:p text:style-name="P2">[sdunford@wh-520-5-26 temp]$ ./a.out</text:p>
      <text:p text:style-name="P2">From process1 total = 120000 </text:p>
      <text:p text:style-name="P2">Parent sees process 1 finishing PID: 11431</text:p>
      <text:p text:style-name="P2">From process2 total = 170000</text:p>
      <text:p text:style-name="P2">Parent sees process 2 finishing PID: 11432</text:p>
      <text:p text:style-name="P2">From process3 total = 200000</text:p>
      <text:p text:style-name="P2">Parent sees process 3 finishing PID: 11432</text:p>
      <text:p text:style-name="P2"><text:tab/><text:tab/> <text:s/>End of Program.</text:p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22:58:30</meta:creation-date>
    <dc:date>2012-10-05T23:26:54</dc:date>
    <meta:editing-duration>PT13M24S</meta:editing-duration>
    <meta:editing-cycles>1</meta:editing-cycles>
    <meta:document-statistic meta:table-count="0" meta:image-count="0" meta:object-count="0" meta:page-count="4" meta:paragraph-count="56" meta:word-count="331" meta:character-count="2122" meta:non-whitespace-character-count="1762"/>
    <meta:generator>LibreOffice/3.5$Linux_X86_64 LibreOffice_project/350m1$Build-2</meta:generator>
  </office:meta>
</office:document-meta>
</file>